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950e" draw:fill-color="#000000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svg:stroke-color="#579d1c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8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4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76cm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106cm" svg:stroke-color="#c5000b" draw:marker-start-width="0.359cm" draw:marker-end="Arrowheads_20_4" draw:marker-end-width="0.459cm" svg:stroke-opacity="50%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0084d1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8.75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1cm" svg:height="0.75cm" svg:x="18.7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3.75cm" svg:y1="11.75cm" svg:x2="27cm" svg:y2="5.75cm">
          <text:p/>
        </draw:line>
        <draw:line draw:style-name="gr8" draw:text-style-name="P1" draw:layer="layout" svg:x1="19.25cm" svg:y1="7.75cm" svg:x2="9.5cm" svg:y2="10.25cm">
          <text:p/>
        </draw:line>
        <draw:line draw:style-name="gr9" draw:text-style-name="P1" draw:layer="layout" svg:x1="12.4cm" svg:y1="1cm" svg:x2="16.65cm" svg:y2="16.75cm">
          <text:p/>
        </draw:line>
        <draw:ellipse draw:style-name="gr10" draw:text-style-name="P5" draw:layer="layout" svg:width="2.04cm" svg:height="1.776cm" draw:transform="skewX (-0.0404916386462684) rotate (0.224972940582069) translate (13.009cm 8.257cm)" draw:kind="arc" draw:start-angle="353.9" draw:end-angle="76.04">
          <text:p/>
        </draw:ellipse>
        <draw:custom-shape draw:style-name="gr11" draw:text-style-name="P4" draw:layer="layout" svg:width="0.1cm" svg:height="0.1cm" svg:x="14.6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997cm" svg:height="0.962cm" svg:x="10.75cm" svg:y="9cm">
          <draw:text-box>
            <text:p><text:span text:style-name="T1">w</text:span></text:p>
          </draw:text-box>
        </draw:frame>
        <draw:frame draw:style-name="gr13" draw:text-style-name="P6" draw:layer="layout" svg:width="0.976cm" svg:height="1.25cm" svg:x="9cm" svg:y="10.5cm">
          <draw:text-box>
            <text:p><text:span text:style-name="T1">c</text:span><text:span text:style-name="T2">-</text:span></text:p>
          </draw:text-box>
        </draw:frame>
        <draw:frame draw:style-name="gr14" draw:text-style-name="P6" draw:layer="layout" svg:width="1.5cm" svg:height="1.673cm" svg:x="19.5cm" svg:y="7.5cm">
          <draw:text-box>
            <text:p><text:span text:style-name="T1">c</text:span><text:span text:style-name="T2">+</text:span></text:p>
          </draw:text-box>
        </draw:frame>
        <draw:frame draw:style-name="gr13" draw:text-style-name="P6" draw:layer="layout" svg:width="0.976cm" svg:height="1.25cm" svg:x="13.774cm" svg:y="8.25cm">
          <draw:text-box>
            <text:p><text:span text:style-name="T1">c</text:span></text:p>
          </draw:text-box>
        </draw:frame>
        <draw:line draw:style-name="gr15" draw:text-style-name="P1" draw:layer="layout" svg:x1="3.75cm" svg:y1="16.75cm" svg:x2="9.25cm" svg:y2="10.25cm">
          <text:p/>
        </draw:line>
        <draw:line draw:style-name="gr15" draw:text-style-name="P1" draw:layer="layout" svg:x1="3.724cm" svg:y1="16.777cm" svg:x2="19.25cm" svg:y2="7.75cm">
          <text:p/>
        </draw:line>
        <draw:line draw:style-name="gr15" draw:text-style-name="P1" draw:layer="layout" svg:x1="3.724cm" svg:y1="16.777cm" svg:x2="14.5cm" svg:y2="9cm">
          <text:p/>
        </draw:line>
        <draw:custom-shape draw:style-name="gr16" draw:text-style-name="P7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3.724cm" svg:y1="16.777cm" svg:x2="14.5cm" svg:y2="14cm">
          <text:p/>
        </draw:line>
        <draw:frame draw:style-name="gr13" draw:text-style-name="P6" draw:layer="layout" svg:width="0.976cm" svg:height="1.25cm" svg:x="14.75cm" svg:y="14.25cm">
          <draw:text-box>
            <text:p><text:span text:style-name="T1">x</text:span></text:p>
          </draw:text-box>
        </draw:frame>
        <draw:line draw:style-name="gr8" draw:text-style-name="P1" draw:layer="layout" svg:x1="14.5cm" svg:y1="9cm" svg:x2="14.5cm" svg:y2="1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1:59:02.544000000</dc:date>
    <meta:editing-duration>PT20M21S</meta:editing-duration>
    <meta:editing-cycles>5</meta:editing-cycles>
    <meta:generator>LibreOffice/7.0.5.2$Windows_X86_64 LibreOffice_project/64390860c6cd0aca4beafafcfd84613dd9dfb63a</meta:generator>
    <meta:document-statistic meta:object-count="31"/>
  </office:meta>
</office:document-meta>
</file>